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457in" svg:height="6.9028in" svg:x="2.9051in" svg:y="0.0858in">
            <draw:object draw:notify-on-update-of-ranges="Sheet1.A8:Sheet1.A27 Sheet1.B8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تعداد ریسمان بر کارایی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key 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l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10^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per/sec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06" calcext:value-type="float">
            <text:p>4300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774" calcext:value-type="float">
            <text:p>6577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928" calcext:value-type="float">
            <text:p>6692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289" calcext:value-type="float">
            <text:p>75289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396" calcext:value-type="float">
            <text:p>77396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838" calcext:value-type="float">
            <text:p>7783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46" calcext:value-type="float">
            <text:p>80046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45" calcext:value-type="float">
            <text:p>8024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11" calcext:value-type="float">
            <text:p>80011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375" calcext:value-type="float">
            <text:p>8337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888" calcext:value-type="float">
            <text:p>82888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446" calcext:value-type="float">
            <text:p>82446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461" calcext:value-type="float">
            <text:p>7846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109" calcext:value-type="float">
            <text:p>78109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213" calcext:value-type="float">
            <text:p>8021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024" calcext:value-type="float">
            <text:p>82024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143" calcext:value-type="float">
            <text:p>83143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149" calcext:value-type="float">
            <text:p>76149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715" calcext:value-type="float">
            <text:p>8271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133" calcext:value-type="float">
            <text:p>78133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8:46:55.737320449</meta:creation-date>
    <dc:date>2020-11-27T19:21:37.555041093</dc:date>
    <meta:editing-duration>PT23M15S</meta:editing-duration>
    <meta:editing-cycles>3</meta:editing-cycles>
    <meta:generator>LibreOffice/6.4.6.2$Linux_X86_64 LibreOffice_project/40$Build-2</meta:generator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45cm" svg:height="17.534cm" xlink:href=".." xlink:type="simple" chart:class="chart:scatter" chart:style-name="ch1">
        <chart:plot-area chart:style-name="ch2" table:cell-range-address="Sheet1.A8:Sheet1.B27" svg:x="1.683cm" svg:y="0.35cm" svg:width="31.29cm" svg:height="15.853cm">
          <chartooo:coordinate-region svg:x="2.86cm" svg:y="0.549cm" svg:width="29.833cm" svg:height="15.007cm"/>
          <chart:axis chart:dimension="x" chart:name="primary-x" chart:style-name="ch3">
            <chart:title svg:x="16.808cm" svg:y="16.553cm" chart:style-name="ch4">
              <text:p>thread</text:p>
            </chart:title>
          </chart:axis>
          <chart:axis chart:dimension="y" chart:name="primary-y" chart:style-name="ch3">
            <chart:title svg:x="0.451cm" svg:y="9.246cm" chart:style-name="ch5">
              <text:p>performance</text:p>
            </chart:title>
            <chart:grid chart:style-name="ch6" chart:class="major"/>
          </chart:axis>
          <chart:series chart:style-name="ch7" chart:values-cell-range-address="Sheet1.B8:Sheet1.B27" chart:class="chart:scatter">
            <chart:domain table:cell-range-address="Sheet1.A8:Sheet1.A2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27</svg:desc>
                </draw:g>
              </table:table-cell>
              <table:table-cell office:value-type="float" office:value="43006">
                <text:p>43006</text:p>
                <draw:g>
                  <svg:desc>Sheet1.B8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74">
                <text:p>65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6928">
                <text:p>66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289">
                <text:p>75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7396">
                <text:p>77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7838">
                <text:p>77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0046">
                <text:p>8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0245">
                <text:p>80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0011">
                <text:p>80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3375">
                <text:p>8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2888">
                <text:p>8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2446">
                <text:p>82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8461">
                <text:p>7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78109">
                <text:p>78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0213">
                <text:p>8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2024">
                <text:p>82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3143">
                <text:p>83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6149">
                <text:p>76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82715">
                <text:p>82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8133">
                <text:p>7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